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590000007E6609ABD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fo:font-size="13pt" style:font-size-asian="13pt" style:font-size-complex="13pt"/>
    </style:style>
    <style:style style:name="P3" style:family="paragraph" style:parent-style-name="Text_20_body" style:list-style-name="L1">
      <style:text-properties fo:font-size="13pt" style:font-size-asian="13pt" style:font-size-complex="13pt"/>
    </style:style>
    <style:style style:name="P4" style:family="paragraph" style:parent-style-name="Text_20_body" style:list-style-name="L2">
      <style:text-properties fo:font-size="13pt" style:font-size-asian="13pt" style:font-size-complex="13pt"/>
    </style:style>
    <style:style style:name="P5" style:family="paragraph" style:parent-style-name="Text_20_body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Text_20_body" style:list-style-name="L1">
      <style:paragraph-properties fo:margin-top="0cm" fo:margin-bottom="0cm"/>
    </style:style>
    <style:style style:name="P7" style:family="paragraph" style:parent-style-name="Text_20_body" style:list-style-name="L2">
      <style:paragraph-properties fo:margin-top="0cm" fo:margin-bottom="0cm"/>
    </style:style>
    <style:style style:name="P8" style:family="paragraph" style:parent-style-name="Text_20_body" style:list-style-name="L1">
      <style:paragraph-properties fo:margin-top="0cm" fo:margin-bottom="0cm"/>
      <style:text-properties fo:font-size="13pt" style:font-size-asian="13pt" style:font-size-complex="13pt"/>
    </style:style>
    <style:style style:name="P9" style:family="paragraph" style:parent-style-name="Text_20_body" style:list-style-name="L2">
      <style:paragraph-properties fo:margin-top="0cm" fo:margin-bottom="0cm"/>
      <style:text-properties fo:font-size="13pt" style:font-size-asian="13pt" style:font-size-complex="13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Heading_20_2">
      <style:text-properties fo:font-size="16pt" style:font-size-asian="16pt" style:font-size-complex="16pt"/>
    </style:style>
    <style:style style:name="P12" style:family="paragraph" style:parent-style-name="Heading_20_2">
      <style:paragraph-properties fo:text-align="start" style:justify-single-word="false"/>
      <style:text-properties fo:font-size="16pt" style:font-size-asian="16pt" style:font-size-complex="16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0"><text:s text:c="5"/><text:span text:style-name="T4"><text:s text:c="2"/>Readme Mini-Projet Jenkins</text:span></text:p>
      <text:h text:style-name="P12" text:outline-level="2">Objectif</text:h>
      <text:p text:style-name="Text_20_body"><text:bookmark text:name="user-content-objectif"/><text:span text:style-name="T6">L'objectif de ce projet est de concevoir une pipeline d'intégration continue (CI) et de déploiement continu (CD) pour le déploiement d'une application </text:span><text:a xlink:type="simple" xlink:href="https://github.com/eazytraining/PayMyBuddy" text:style-name="Internet_20_link" text:visited-style-name="Visited_20_Internet_20_Link"><text:span text:style-name="T6">spring boot</text:span></text:a><text:span text:style-name="T6"> sur un serveur accessible via SSH. Nous devons mettre en œuvre les étapes nécessaires pour assurer la qualité et la sécurité du code tout en automatisant le processus de déploiement.</text:span></text:p>
      <text:h text:style-name="P11" text:outline-level="2">Étapes de la Pipeline CI/CD</text:h>
      <text:p text:style-name="P2"><text:bookmark text:name="user-content-étapes-de-la-pipeline-cicd"/>La pipeline doit inclure les étapes suivantes et les étapes sont executés avec un agent de type docker:</text:p>
      <text:list xml:id="list720651292324529235" text:style-name="L1">
        <text:list-item>
          <text:p text:style-name="P1"><text:span text:style-name="Strong_20_Emphasis"><text:span text:style-name="T6">Tests Automatisés</text:span></text:span></text:p>
          <text:list>
            <text:list-item>
              <text:p text:style-name="P8">Exécution de tests unitaires et d'intégration </text:p>
            </text:list-item>
          </text:list>
        </text:list-item>
        <text:list-item>
          <text:p text:style-name="P1"><text:span text:style-name="Strong_20_Emphasis"><text:span text:style-name="T6">Vérification de la Qualité de Code</text:span></text:span></text:p>
          <text:list>
            <text:list-item>
              <text:p text:style-name="P6"><text:span text:style-name="T6">Analyse statique du code pour respecter les normes de qualité avec </text:span><text:a xlink:type="simple" xlink:href="https://docs.sonarsource.com/sonarqube-cloud/" text:style-name="Internet_20_link" text:visited-style-name="Visited_20_Internet_20_Link"><text:span text:style-name="T6">Sonarcloud</text:span></text:a><text:span text:style-name="T6">. </text:span></text:p>
            </text:list-item>
          </text:list>
        </text:list-item>
        <text:list-item>
          <text:p text:style-name="P1"><text:span text:style-name="Strong_20_Emphasis"><text:span text:style-name="T6">Compilation et Packaging</text:span></text:span></text:p>
          <text:list>
            <text:list-item>
              <text:p text:style-name="P8">Generation du fichier compilé de l'app du code source, build de l'image et envoi de l'image sur DockerHub </text:p>
            </text:list-item>
          </text:list>
        </text:list-item>
        <text:list-item>
          <text:p text:style-name="P1"><text:span text:style-name="Strong_20_Emphasis"><text:span text:style-name="T6">Staging</text:span></text:span></text:p>
          <text:list>
            <text:list-item>
              <text:p text:style-name="P8">Déploiement dans un environnement de pré-production. </text:p>
            </text:list-item>
          </text:list>
        </text:list-item>
        <text:list-item>
          <text:p text:style-name="P1"><text:span text:style-name="Strong_20_Emphasis"><text:span text:style-name="T6">Production</text:span></text:span></text:p>
          <text:list>
            <text:list-item>
              <text:p text:style-name="P8">Déploiement final dans l'environnement de production. </text:p>
            </text:list-item>
          </text:list>
        </text:list-item>
        <text:list-item>
          <text:p text:style-name="P1"><text:span text:style-name="Strong_20_Emphasis"><text:span text:style-name="T6">Tests de Validation des Déploiements</text:span></text:span></text:p>
          <text:list>
            <text:list-item>
              <text:p text:style-name="P3">Vérification que le déploiement a réussi et que l'application fonctionne comme prévu. </text:p>
            </text:list-item>
          </text:list>
        </text:list-item>
      </text:list>
      <text:h text:style-name="P11" text:outline-level="2">Modèle Gitflow</text:h>
      <text:list xml:id="list5511629877650076635" text:style-name="L2">
        <text:list-item>
          <text:p text:style-name="P7"><text:bookmark text:name="user-content-modèle-gitflow"/><text:span text:style-name="T6">Sur la </text:span><text:span text:style-name="Strong_20_Emphasis"><text:span text:style-name="T6">branche principale</text:span></text:span><text:span text:style-name="T6"> (</text:span><text:span text:style-name="Source_20_Text"><text:span text:style-name="T6">main</text:span></text:span><text:span text:style-name="T6">), toutes les étapes sont exécutées, sauf le déploiement en review. </text:span></text:p>
        </text:list-item>
        <text:list-item>
          <text:p text:style-name="P7"><text:span text:style-name="T6">Sur les </text:span><text:span text:style-name="Strong_20_Emphasis"><text:span text:style-name="T6">autres branches</text:span></text:span><text:span text:style-name="T6">, seules les étapes suivantes sont exécutées :</text:span></text:p>
          <text:list>
            <text:list-item>
              <text:p text:style-name="P9">Tests Automatisés </text:p>
            </text:list-item>
            <text:list-item>
              <text:p text:style-name="P9">Vérification de la Qualité de Code </text:p>
            </text:list-item>
            <text:list-item>
              <text:p text:style-name="P4">Compilation et Packaging </text:p>
            </text:list-item>
          </text:list>
        </text:list-item>
      </text:list>
      <text:p text:style-name="P5">La notification slack envoyée à la fin de la pipeline</text:p>
      <text:p text:style-name="P5"><draw:frame draw:style-name="fr1" draw:name="images1" text:anchor-type="paragraph" svg:width="16.039cm" svg:height="2.503cm" draw:z-index="0"><draw:image xlink:href="Pictures/10000201000005590000007E6609ABD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0-28T19:12:39.19</meta:creation-date>
    <dc:date>2025-10-31T16:42:06.27</dc:date>
    <meta:editing-duration>P2DT21H29M27S</meta:editing-duration>
    <meta:editing-cycles>3</meta:editing-cycles>
    <meta:generator>OpenOffice/4.1.15$Win32 OpenOffice.org_project/4115m2$Build-9813</meta:generator>
    <meta:document-statistic meta:table-count="0" meta:image-count="1" meta:object-count="0" meta:page-count="1" meta:paragraph-count="24" meta:word-count="225" meta:character-count="1404"/>
  </office:meta>
</office:document-meta>
</file>